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istemas Informáticos de Soporte a la Colaboración y la Decisión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aelopezv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ulas </meta:initial-creator>
    <meta:creation-date>2021-01-28T09:19:24.71</meta:creation-date>
    <meta:editing-duration>PT53S</meta:editing-duration>
    <meta:editing-cycles>4</meta:editing-cycles>
    <dc:date>2021-05-13T02:03:17.63</dc:date>
    <dc:creator>pp pp</dc:creator>
    <meta:generator>OpenOffice/4.1.3$Win32 OpenOffice.org_project/413m1$Build-9783</meta:generator>
    <meta:document-statistic meta:object-count="25"/>
  </office:meta>
</office:document-meta>
</file>